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R. Samu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4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218 E 46 st/</text:p>
      <text:p text:style-name="P3">Mch 14th 1892/</text:p>
      <text:p text:style-name="P2">Dear Mr Morais:/</text:p>
      <text:p text:style-name="P2"><text:tab/>Will you not/ give me the great/ pleasure of your/ company at our/ quiet little family/ dinner tomorrow evening,/ Just my brother, nephew/ &amp; myself &amp; we will dine/ at whatever hour suits/ you best if you will/ telegraph the time./</text:p>
      <text:p text:style-name="P2"/>
      <text:p text:style-name="P2">[Page 2]</text:p>
      <text:p text:style-name="P2">It is so long since I have/ seen anything more than/ a glimpse of you &amp; if/ I had known before that/ you were expected in the/ evening I would certainly/ have written earlier./ <text:s/>You shall do exactly/ as you please &amp; we/ will do our best to/ make you comfortable/ &amp; give you a warm/ welcome as you have so/ often given me/ With kindest regards/ yours very sincerely/ M. R. Samue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36:24.24</meta:creation-date>
    <dc:date>2011-12-01T14:39:52.93</dc:date>
    <dc:creator>Penn Libraries</dc:creator>
    <meta:editing-duration>PT00H03M2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90" meta:character-count="1912"/>
  </office:meta>
</office:document-meta>
</file>